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Kluge</text:p>
      <text:p text:style-name="P1">CMPT 220L</text:p>
      <text:p text:style-name="P1">Agile/Waterfall comparison</text:p>
      <text:p text:style-name="P1"/>
      <text:p text:style-name="P2"><text:tab/>The agile development model has a much stronger emphasis on the day-to-day operations of developers compared to the waterfall model. The agile model starts with the initiation of the project. This prompts the initial requirements to be added to the work items and for the initial architectural vision to be put into place. Agile works by having an iterative cycle over all the items that need to be done. This cycle includes daily work and a daily meeting where everyone meets to share the status of their work and issues that may arise as development continues. This may cause things to be added to the work items list. From everything in the work items list, the highest priority items are selected to be worked on. These are then broken down into tasks that are done by developers. Eventually the product will reach a point where it is ready to be released. When the product is released the previous cycle continues with any new issues that are realized from the release or features requested. When the product is going to retired, it is removed from the system.</text:p>
      <text:p text:style-name="P2"><text:tab/>The waterfall and agile models are similar in what they want to get done, but that is pretty much it. While both models start with the specification of architecture, agile then moves directly into specifying the day to day tasks of developers and how they should go about dealing with problems. The waterfall model is much more concerned with the general idea of what is going on. Both of these models move along the same general path, the agile model is just much more rigid with how developers should create their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Kluge</meta:initial-creator>
    <meta:creation-date>2018-01-26T15:18:13.75</meta:creation-date>
    <meta:generator>OpenOffice/4.1.3$Win32 OpenOffice.org_project/413m1$Build-9783</meta:generator>
    <dc:date>2018-01-26T15:46:15.66</dc:date>
    <dc:creator>William Kluge</dc:creator>
    <meta:editing-duration>PT27M56S</meta:editing-duration>
    <meta:editing-cycles>11</meta:editing-cycles>
    <meta:document-statistic meta:table-count="0" meta:image-count="0" meta:object-count="0" meta:page-count="1" meta:paragraph-count="5" meta:word-count="284" meta:character-count="1640"/>
  </office:meta>
</office:document-meta>
</file>